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46E26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43b4" officeooo:paragraph-rsid="000c43b4"/>
    </style:style>
    <style:style style:name="P2" style:family="paragraph" style:parent-style-name="Standard">
      <style:text-properties officeooo:rsid="000e18b7" officeooo:paragraph-rsid="000e18b7"/>
    </style:style>
    <style:style style:name="T1" style:family="text">
      <style:text-properties officeooo:rsid="000c5e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6665in" svg:height="5in" draw:z-index="0"><draw:image xlink:href="Pictures/1000000000000280000001E046E267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9:18:44.572259263</meta:creation-date>
    <dc:date>2015-10-17T16:47:52.511384080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